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6.002cm" fo:margin-left="-0.026cm" fo:margin-top="0cm" fo:margin-bottom="0cm" table:align="left" style:writing-mode="lr-tb"/>
    </style:style>
    <style:style style:name="Tableau1.A" style:family="table-column">
      <style:table-column-properties style:column-width="16.002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e7e6e6" fo:padding="0.229cm" fo:border="0.035cm solid #00000a">
        <style:background-image/>
      </style:table-cell-properties>
    </style:style>
    <style:style style:name="Tableau1.A2" style:family="table-cell">
      <style:table-cell-properties fo:padding="0.229cm" fo:border-left="0.035cm solid #00000a" fo:border-right="0.035cm solid #00000a" fo:border-top="none" fo:border-bottom="0.035cm solid #00000a"/>
    </style:style>
    <style:style style:name="Tableau2" style:family="table">
      <style:table-properties style:width="16.002cm" fo:margin-left="-0.026cm" fo:margin-top="0cm" fo:margin-bottom="0cm" table:align="left" style:writing-mode="lr-tb"/>
    </style:style>
    <style:style style:name="Tableau2.A" style:family="table-column">
      <style:table-column-properties style:column-width="16.002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e7e6e6" fo:padding="0.229cm" fo:border="0.035cm solid #00000a">
        <style:background-image/>
      </style:table-cell-properties>
    </style:style>
    <style:style style:name="Tableau2.A2" style:family="table-cell">
      <style:table-cell-properties fo:padding="0.229cm" fo:border-left="0.035cm solid #00000a" fo:border-right="0.035cm solid #00000a" fo:border-top="none" fo:border-bottom="0.035cm solid #00000a"/>
    </style:style>
    <style:style style:name="Tableau3" style:family="table">
      <style:table-properties style:width="16.002cm" fo:margin-left="-0.026cm" fo:margin-top="0cm" fo:margin-bottom="0cm" table:align="left" style:writing-mode="lr-tb"/>
    </style:style>
    <style:style style:name="Tableau3.A" style:family="table-column">
      <style:table-column-properties style:column-width="16.002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e7e6e6" fo:padding="0.229cm" fo:border="0.035cm solid #000000">
        <style:background-image/>
      </style:table-cell-properties>
    </style:style>
    <style:style style:name="Tableau3.A2" style:family="table-cell">
      <style:table-cell-properties fo:padding="0.229cm" fo:border-left="0.035cm solid #000000" fo:border-right="0.035cm solid #000000" fo:border-top="none" fo:border-bottom="0.035cm solid #000000"/>
    </style:style>
    <style:style style:name="Tableau4" style:family="table">
      <style:table-properties style:width="16.002cm" fo:margin-left="-0.026cm" fo:margin-top="0cm" fo:margin-bottom="0cm" table:align="left" style:writing-mode="lr-tb"/>
    </style:style>
    <style:style style:name="Tableau4.A" style:family="table-column">
      <style:table-column-properties style:column-width="16.002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e7e6e6" fo:padding="0.229cm" fo:border="0.035cm solid #000000">
        <style:background-image/>
      </style:table-cell-properties>
    </style:style>
    <style:style style:name="Tableau4.2" style:family="table-row">
      <style:table-row-properties style:min-row-height="0.871cm" style:keep-together="true" fo:keep-together="auto"/>
    </style:style>
    <style:style style:name="Tableau4.A2" style:family="table-cell">
      <style:table-cell-properties fo:padding="0.229cm" fo:border-left="0.035cm solid #000000" fo:border-right="0.035cm solid #000000" fo:border-top="none" fo:border-bottom="0.035cm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 New Roman" style:font-name-asian="Times New Roman1" style:language-asian="fr" style:country-asian="FR" style:font-name-complex="Times New Roman1"/>
    </style:style>
    <style:style style:name="P3" style:family="paragraph" style:parent-style-name="Standard">
      <style:paragraph-properties fo:margin-top="0cm" fo:margin-bottom="0.423cm"/>
    </style:style>
    <style:style style:name="P4" style:family="paragraph" style:parent-style-name="Standard">
      <style:paragraph-properties fo:margin-top="0cm" fo:margin-bottom="0.423cm"/>
      <style:text-properties style:font-name="Times New Roman" style:font-name-asian="Times New Roman1" style:language-asian="fr" style:country-asian="FR" style:font-name-complex="Times New Roman1"/>
    </style:style>
    <style:style style:name="P5" style:family="paragraph" style:parent-style-name="Standard">
      <style:paragraph-properties fo:margin-top="0cm" fo:margin-bottom="0.423cm" fo:text-align="center" style:justify-single-word="false"/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6" style:family="paragraph" style:parent-style-name="Standard">
      <style:paragraph-properties fo:margin-top="0cm" fo:margin-bottom="0.212cm" fo:text-align="center" style:justify-single-word="false"/>
      <style:text-properties fo:color="#000000" style:font-name="Times New Roman" fo:font-size="11pt" fo:font-style="italic" style:font-size-asian="11pt" style:language-asian="fr" style:country-asian="FR" style:font-style-asian="italic" style:font-name-complex="Times New Roman1" style:font-size-complex="11pt" style:font-style-complex="italic"/>
    </style:style>
    <style:style style:name="P7" style:family="paragraph" style:parent-style-name="Standard">
      <style:paragraph-properties fo:margin-left="0.185cm" fo:margin-right="0.238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8" style:family="paragraph" style:parent-style-name="Standard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9" style:family="paragraph" style:parent-style-name="Standard">
      <style:paragraph-properties fo:margin-left="0.212cm" fo:margin-right="0.212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10" style:family="paragraph" style:parent-style-name="Standard">
      <style:paragraph-properties fo:margin-left="0.212cm" fo:margin-right="0.026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11" style:family="paragraph" style:parent-style-name="Standard">
      <style:paragraph-properties fo:margin-left="0.238cm" fo:margin-right="0.026cm" fo:margin-top="0cm" fo:margin-bottom="0.101cm" fo:orphans="2" fo:widows="2" fo:text-indent="0cm" style:auto-text-indent="false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P12" style:family="paragraph" style:parent-style-name="Standard" style:master-page-name="Standard">
      <style:paragraph-properties fo:margin-top="0cm" fo:margin-bottom="0.423cm" fo:text-align="center" style:justify-single-word="false" style:page-number="auto"/>
      <style:text-properties fo:color="#000000" style:font-name="Times New Roman" fo:font-size="22pt" style:font-size-asian="22pt" style:language-asian="fr" style:country-asian="FR" style:font-name-complex="Times New Roman1" style:font-size-complex="22pt"/>
    </style:style>
    <style:style style:name="P13" style:family="paragraph" style:parent-style-name="Standard" style:list-style-name="L1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14" style:family="paragraph" style:parent-style-name="Standard" style:list-style-name="L2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15" style:family="paragraph" style:parent-style-name="Standard" style:list-style-name="L3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P16" style:family="paragraph" style:parent-style-name="Standard" style:list-style-name="L1">
      <style:paragraph-properties fo:margin-top="0cm" fo:margin-bottom="0.101cm" fo:text-align="justify" style:justify-single-word="false" fo:orphans="2" fo:widows="2" fo:background-color="transparent" style:shadow="none" style:writing-mode="lr-tb">
        <style:tab-stops/>
        <style:background-image/>
      </style:paragraph-properties>
      <style:text-properties fo:color="#000000" style:font-name="Times New Roman" fo:font-size="11pt" fo:font-weight="normal" style:font-size-asian="11pt" style:language-asian="fr" style:country-asian="FR" style:font-weight-asian="normal" style:font-name-complex="Times New Roman1" style:font-size-complex="11pt" style:font-weight-complex="normal"/>
    </style:style>
    <style:style style:name="P17" style:family="paragraph" style:parent-style-name="Standard" style:list-style-name="WWNum4">
      <style:paragraph-properties fo:margin-top="0.176cm" fo:margin-bottom="0.176cm"/>
      <style:text-properties fo:color="#000000" style:font-name="Times New Roman" fo:font-size="11pt" style:font-name-asian="Times New Roman1" style:font-size-asian="11pt" style:language-asian="fr" style:country-asian="FR" style:font-name-complex="Times New Roman1" style:font-size-complex="11pt"/>
    </style:style>
    <style:style style:name="T1" style:family="text">
      <style:text-properties fo:color="#000000" style:font-name="Times New Roman" fo:font-size="11pt" style:font-size-asian="11pt" style:language-asian="fr" style:country-asian="FR" style:font-name-complex="Times New Roman1" style:font-size-complex="11pt"/>
    </style:style>
    <style:style style:name="T2" style:family="text">
      <style:text-properties fo:color="#000000" style:font-name="Times New Roman" fo:font-size="11pt" fo:font-weight="bold" style:font-size-asian="11pt" style:language-asian="fr" style:country-asian="FR" style:font-weight-asian="bold" style:font-name-complex="Times New Roman1" style:font-size-complex="11pt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55cm" fo:text-indent="-0.635cm" fo:margin-left="1.45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25cm" fo:text-indent="-0.635cm" fo:margin-left="2.72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cm" fo:text-indent="-0.635cm" fo:margin-left="3.3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95cm" fo:text-indent="-0.635cm" fo:margin-left="3.99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cm" fo:text-indent="-0.635cm" fo:margin-left="4.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65cm" fo:text-indent="-0.635cm" fo:margin-left="5.26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cm" fo:text-indent="-0.635cm" fo:margin-left="5.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35cm" fo:text-indent="-0.635cm" fo:margin-left="6.5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cm" fo:text-indent="-0.635cm" fo:margin-left="7.1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61cm" fo:text-indent="-0.635cm" fo:margin-left="1.56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96cm" fo:text-indent="-0.635cm" fo:margin-left="2.19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831cm" fo:text-indent="-0.635cm" fo:margin-left="2.83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66cm" fo:text-indent="-0.635cm" fo:margin-left="3.46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101cm" fo:text-indent="-0.635cm" fo:margin-left="4.10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Végéta – Temps et expression du Végétal</text:p>
      <text:p text:style-name="P6">01/12/2017</text:p>
      <text:p text:style-name="P5">WEEKLY STATUS REPORT</text:p>
      <text:p text:style-name="Standard"><text:span text:style-name="T2">De :</text:span><text:span text:style-name="T1"> <text:tab/><text:tab/>Anaëlle Dambreville, Darren Samreth, Idriss Roudmane &amp; Nabil Ouhi</text:span></text:p>
      <text:p text:style-name="Standard"><text:span text:style-name="T2">À</text:span><text:span text:style-name="T1"> :<text:tab/><text:tab/>Sophie Lèbre &amp; François-David Collin</text:span></text:p>
      <text:p text:style-name="Standard"><text:span text:style-name="T2">Période</text:span><text:span text:style-name="T1"> :</text:span><text:bookmark text:name="_GoBack"/><text:span text:style-name="T1"> <text:tab/>20/11/17 – 01/12/17</text:span></text:p>
      <text:p text:style-name="P2"/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7">Activités réalisées cette semaine</text:p>
          </table:table-cell>
        </table:table-row>
        <table:table-row table:style-name="Tableau1.1">
          <table:table-cell table:style-name="Tableau1.A2" office:value-type="string">
            <text:p text:style-name="P8">Développement de l'interface web :</text:p>
            <text:list xml:id="list6933198246288142833" text:style-name="L1">
              <text:list-item>
                <text:p text:style-name="P13"><text:span text:style-name="T3">Implémentation D3</text:span></text:p>
              </text:list-item>
            </text:list>
          </table:table-cell>
        </table:table-row>
      </table:table>
      <text:p text:style-name="P4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9">Objectifs de la semaine prochaine</text:p>
          </table:table-cell>
        </table:table-row>
        <table:table-row table:style-name="Tableau2.1">
          <table:table-cell table:style-name="Tableau2.A2" office:value-type="string">
            <text:list xml:id="list2936875614569571126" text:style-name="L2">
              <text:list-item>
                <text:p text:style-name="P14">??</text:p>
              </text:list-item>
            </text:list>
          </table:table-cell>
        </table:table-row>
      </table:table>
      <text:p text:style-name="P4"/>
      <text:p text:style-name="P4"/>
      <table:table table:name="Tableau3" table:style-name="Tableau3">
        <table:table-column table:style-name="Tableau3.A"/>
        <table:table-row table:style-name="Tableau3.1">
          <table:table-cell table:style-name="Tableau3.A1" office:value-type="string">
            <text:p text:style-name="P10">Points bloquants demandant une attention particulière des encadrants</text:p>
          </table:table-cell>
        </table:table-row>
        <table:table-row table:style-name="Tableau3.1">
          <table:table-cell table:style-name="Tableau3.A2" office:value-type="string">
            <text:list xml:id="list2815379965953241069" text:style-name="L3">
              <text:list-item>
                <text:p text:style-name="P15">??</text:p>
              </text:list-item>
            </text:list>
          </table:table-cell>
        </table:table-row>
      </table:table>
      <text:p text:style-name="P4"/>
      <table:table table:name="Tableau4" table:style-name="Tableau4">
        <table:table-column table:style-name="Tableau4.A"/>
        <table:table-row table:style-name="Tableau4.1">
          <table:table-cell table:style-name="Tableau4.A1" office:value-type="string">
            <text:p text:style-name="P11">Remarques additionnelles</text:p>
          </table:table-cell>
        </table:table-row>
        <table:table-row table:style-name="Tableau4.2">
          <table:table-cell table:style-name="Tableau4.A2" office:value-type="string">
            <text:list xml:id="list1606404983788796219" text:style-name="WWNum4">
              <text:list-header>
                <text:p text:style-name="P17"/>
              </text:list-header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Courier New" svg:font-family="'Courier New'" style:font-adornments="Normal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fr" fo:country="FR" style:font-name-asian="SimSun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 style:master-page-name="">
      <style:paragraph-properties fo:margin-top="0cm" fo:margin-bottom="0.101cm" fo:orphans="2" fo:widows="2" style:page-number="auto" fo:background-color="transparent" style:shadow="none" style:writing-mode="lr-tb">
        <style:tab-stops/>
        <style:background-image/>
      </style:paragraph-properties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/>
      <style:text-properties style:font-name="Times New Roman" style:language-asian="fr" style:country-asian="FR" style:font-name-complex="Times New Roman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ringay@gmail.com</meta:initial-creator>
    <dc:creator>Anaelle Dambreville</dc:creator>
    <meta:editing-cycles>7</meta:editing-cycles>
    <meta:creation-date>2017-09-07T21:11:00</meta:creation-date>
    <dc:date>2017-12-01T08:30:22.47</dc:date>
    <meta:editing-duration>PT55M48S</meta:editing-duration>
    <meta:generator>OpenOffice/4.1.3$Win32 OpenOffice.org_project/413m1$Build-9783</meta:generator>
    <meta:document-statistic meta:table-count="4" meta:image-count="0" meta:object-count="0" meta:page-count="1" meta:paragraph-count="14" meta:word-count="65" meta:character-count="42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